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elasticsearch?</text:p>
      <text:list xml:id="list2848265819156385668" text:style-name="L1">
        <text:list-item>
          <text:p text:style-name="P1">Open source Java search technology built on top of apache lucene with the cloud in mind. <text:s/></text:p>
        </text:list-item>
        <text:list-item>
          <text:p text:style-name="P1">It's peer to peer rather than master slave which means index shards and read only replicas can be distributed evenly amongst nodes.</text:p>
        </text:list-item>
        <text:list-item>
          <text:p text:style-name="P1">It has a simple rest interface that is JSON in JSON out.</text:p>
        </text:list-item>
      </text:list>
      <text:p text:style-name="Standard"/>
      <text:p text:style-name="Standard">Architecture:</text:p>
      <text:list xml:id="list7826772350406993594" text:style-name="L2">
        <text:list-item>
          <text:p text:style-name="P2">This is a high level look at a simple elasticsearch cluster.</text:p>
        </text:list-item>
        <text:list-item>
          <text:p text:style-name="P2">The components here are the cluster which is a collection of nodes.</text:p>
        </text:list-item>
        <text:list-item>
          <text:p text:style-name="P2">The nodes which are instances of elasticsearch and contain the data.</text:p>
        </text:list-item>
        <text:list-item>
          <text:p text:style-name="P2">The shards which are shards of the index.</text:p>
        </text:list-item>
        <text:list-item>
          <text:p text:style-name="P2">The replicas which are read only copies of the shards.</text:p>
        </text:list-item>
        <text:list-item>
          <text:p text:style-name="P2">It's worth noting that each shard is a full lucene index...</text:p>
        </text:list-item>
      </text:list>
      <text:p text:style-name="Standard"/>
      <text:p text:style-name="Standard">Cluster:</text:p>
      <text:list xml:id="list854405537487867094" text:style-name="L3">
        <text:list-item>
          <text:p text:style-name="P3">It's the conceptual brain and represents a collection of nodes. <text:s/>It will contain at least one master node – this doesn't mean master as in master – slave, it simply means that this node contains all the information around the state of the cluster which is required by any new nodes when they join.<text:tab/></text:p>
        </text:list-item>
        <text:list-item>
          <text:p text:style-name="P3">Distribution of shards and replicas is considered a cluster level responsibility even though a cluster isn't a physical part of the architecture.</text:p>
        </text:list-item>
      </text:list>
      <text:p text:style-name="Standard"/>
      <text:p text:style-name="Standard">Node:</text:p>
      <text:list xml:id="list8337348972255968680" text:style-name="L4">
        <text:list-item>
          <text:p text:style-name="P4">A node is usually responsible for indexing data and serving search requests. <text:s/></text:p>
        </text:list-item>
        <text:list-item>
          <text:p text:style-name="P4">Nodes are also responsible for routing queries to the correct node (or next node) during a search request. <text:s/>Nodes talk to each other.</text:p>
        </text:list-item>
        <text:list-item>
          <text:p text:style-name="P4">These are what you send requests to.</text:p>
        </text:list-item>
      </text:list>
      <text:p text:style-name="Standard"/>
      <text:p text:style-name="Standard">Shards:</text:p>
      <text:list xml:id="list2457407047002089113" text:style-name="L5">
        <text:list-item>
          <text:p text:style-name="P5">A shard is where the magic happens – it's a full lucene index.</text:p>
        </text:list-item>
        <text:list-item>
          <text:p text:style-name="P5">Every index will have at least one shard but most will have many. <text:s/>The reason being that in order to scale with elasticsearch you need to add more nodes in order to distribute the shards. <text:s/>Therefore the more shards you have the better scallability you have.</text:p>
        </text:list-item>
      </text:list>
      <text:p text:style-name="Standard"/>
      <text:p text:style-name="Standard">Replicas:</text:p>
      <text:list xml:id="list1908671344064119603" text:style-name="L6">
        <text:list-item>
          <text:p text:style-name="P6">Read only copies of shards – promoted automatically.</text:p>
        </text:list-item>
      </text:list>
      <text:p text:style-name="Standard"/>
      <text:p text:style-name="Standard">Lucene index:</text:p>
      <text:list xml:id="list146016135549696219" text:style-name="L7">
        <text:list-item>
          <text:p text:style-name="P7">This is what actually performs indexing and search and analysis and tokenizing of data.</text:p>
        </text:list-item>
      </text:list>
      <text:p text:style-name="Standard"/>
      <text:p text:style-name="Standard">Index:</text:p>
      <text:list xml:id="list7314809224377055444" text:style-name="L8">
        <text:list-item>
          <text:p text:style-name="P8">An index in elasticsearch is what you index your documents against – it's like a database in an RDBMS.</text:p>
        </text:list-item>
      </text:list>
      <text:p text:style-name="Standard"/>
      <text:p text:style-name="Standard">Recap:</text:p>
      <text:list xml:id="list8874354261151585719" text:style-name="L9">
        <text:list-item>
          <text:p text:style-name="P9">Questions?</text:p>
        </text:list-item>
      </text:list>
      <text:p text:style-name="Standard"/>
      <text:p text:style-name="Standard">Indexing: </text:p>
      <text:list xml:id="list2797337256349654551" text:style-name="L10">
        <text:list-item>
          <text:p text:style-name="P10">Json sent to elasticsearch, the cluster uses whatever routing you have told it to use or just takes a hash of the document id and uses this to allocate the shard.</text:p>
        </text:list-item>
        <text:list-item>
          <text:p text:style-name="P10"><text:soft-page-break/>The document is flattened so that it becomes a collection of fields and terms.</text:p>
        </text:list-item>
        <text:list-item>
          <text:p text:style-name="P10">The data is then stored in Lucene where the terms are analysed and tokenized and the data is added to the index.</text:p>
        </text:list-item>
      </text:list>
      <text:p text:style-name="Standard"/>
      <text:p text:style-name="Standard">Example:</text:p>
      <text:list xml:id="list6571509069028725547" text:style-name="L13">
        <text:list-item>
          <text:p text:style-name="P13">Simple cluster with 1 index</text:p>
        </text:list-item>
      </text:list>
      <text:list xml:id="list5550400916245125462" text:style-name="L11">
        <text:list-item>
          <text:p text:style-name="P11">Index request to node 1</text:p>
        </text:list-item>
        <text:list-item>
          <text:p text:style-name="P11">node 1 hashes the document id and knows that this particular document needs to be indexed in shard 2.</text:p>
        </text:list-item>
        <text:list-item>
          <text:p text:style-name="P11">shard 2 indexes the document and then replicates this action back to node 1's replica.</text:p>
        </text:list-item>
        <text:list-item>
          <text:p text:style-name="P11">Once finished replicating node 2 returns.</text:p>
        </text:list-item>
        <text:list-item>
          <text:p text:style-name="P11">Node 1 returns OK to the client.</text:p>
        </text:list-item>
      </text:list>
      <text:p text:style-name="Standard"/>
      <text:p text:style-name="Standard">Basic Search example:</text:p>
      <text:list xml:id="list7097814949351659413" text:style-name="L14">
        <text:list-item>
          <text:p text:style-name="P14">Simple cluster with 1 index.</text:p>
        </text:list-item>
      </text:list>
      <text:list xml:id="list6026683616910179631" text:style-name="L12">
        <text:list-item>
          <text:p text:style-name="P12">Simple 3 node cluster with 1 shard per node.</text:p>
        </text:list-item>
        <text:list-item>
          <text:p text:style-name="P12">Search for some term...</text:p>
        </text:list-item>
        <text:list-item>
          <text:p text:style-name="P12">Request delivered to node 1 which will search it's shard, then delegate to node 2</text:p>
        </text:list-item>
        <text:list-item>
          <text:p text:style-name="P12">Node 2 searches it's shard then returns the result to node 1 </text:p>
        </text:list-item>
        <text:list-item>
          <text:p text:style-name="P12">Node 1 then delegates to node 3 which searches its shard then returns the result.</text:p>
        </text:list-item>
        <text:list-item>
          <text:p text:style-name="P12">Node 1 then returns all the results to the cli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21:03:24.51</meta:creation-date>
    <meta:editing-duration>PT26M49S</meta:editing-duration>
    <meta:editing-cycles>3</meta:editing-cycles>
    <meta:generator>OpenOffice.org/3.4.1$Win32 OpenOffice.org_project/341m1$Build-9593</meta:generator>
    <dc:date>2013-03-14T21:30:11.73</dc:date>
    <meta:document-statistic meta:table-count="0" meta:image-count="0" meta:object-count="0" meta:page-count="2" meta:paragraph-count="48" meta:word-count="579" meta:character-count="3080"/>
  </office:meta>
</office:document-meta>
</file>